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E800000369D2D6D007EC68EF33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影像1" text:anchor-type="char" svg:width="6.9252in" svg:height="6.0453in" draw:z-index="0"><draw:image xlink:href="Pictures/10000000000003E800000369D2D6D007EC68EF3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8T13:22:20.762000000</meta:creation-date>
    <dc:date>2020-12-18T13:23:05.047000000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0.3.1$Windows_X86_64 LibreOffice_project/d7547858d014d4cf69878db179d326fc3483e082</meta:generator>
  </office:meta>
</office:document-meta>
</file>